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5.914cm"/>
    </style:style>
    <style:style style:name="co3" style:family="table-column">
      <style:table-column-properties fo:break-before="auto" style:column-width="4.91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106cm"/>
    </style:style>
    <style:style style:name="co8" style:family="table-column">
      <style:table-column-properties fo:break-before="auto" style:column-width="11.682cm"/>
    </style:style>
    <style:style style:name="co9" style:family="table-column">
      <style:table-column-properties fo:break-before="auto" style:column-width="11.044cm"/>
    </style:style>
    <style:style style:name="co10" style:family="table-column">
      <style:table-column-properties fo:break-before="auto" style:column-width="8.186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7.9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ta1" style:family="table" style:master-page-name="PageStyle_5f_signal2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>
      <style:table-cell-properties fo:wrap-option="wrap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wrap-option="wrap"/>
      <style:text-properties style:font-name="Times New Roman" fo:font-size="9pt" style:font-size-asian="9pt" style:font-size-complex="9pt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</style:style>
    <style:style style:name="T1" style:family="text">
      <style:text-properties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signal2" table:style-name="ta1" table:print="false">
        <office:forms form:automatic-focus="false" form:apply-design-mode="false"/>
        <table:table-column table:style-name="co1" table:visibility="collapse" table:number-columns-repeated="2" table:default-cell-style-name="ce1"/>
        <table:table-column table:style-name="co1" table:default-cell-style-name="ce1"/>
        <table:table-column table:style-name="co1" table:visibility="collapse" table:number-columns-repeated="5" table:default-cell-style-name="ce1"/>
        <table:table-column table:style-name="co2" table:visibility="collapse" table:default-cell-style-name="ce1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6"/>
        <table:table-column table:style-name="co9" table:default-cell-style-name="ce6"/>
        <table:table-column table:style-name="co10" table:default-cell-style-name="ce4"/>
        <table:table-column table:style-name="co1" table:number-columns-repeated="35" table:default-cell-style-name="ce4"/>
        <table:table-column table:style-name="co1" table:number-columns-repeated="972" table:default-cell-style-name="ce1"/>
        <table:table-row table:style-name="ro1">
          <table:table-cell/>
          <table:table-cell table:style-name="ce2" office:value-type="string">
            <text:p>drugURI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F</text:p>
          </table:table-cell>
          <table:table-cell table:style-name="ce2" office:value-type="string">
            <text:p>row</text:p>
          </table:table-cell>
          <table:table-cell table:style-name="ce2" office:value-type="string">
            <text:p>found</text:p>
          </table:table-cell>
          <table:table-cell table:style-name="ce2" office:value-type="string">
            <text:p>sumTF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libelle</text:p>
          </table:table-cell>
          <table:table-cell office:value-type="string">
            <text:p>normal</text:p>
          </table:table-cell>
          <table:table-cell table:style-name="ce3" office:value-type="string">
            <text:p>mésusage</text:p>
          </table:table-cell>
          <table:table-cell table:style-name="ce3" office:value-type="string">
            <text:p>type mésusage</text:p>
          </table:table-cell>
          <table:table-cell table:style-name="ce3" office:value-type="string">
            <text:p>ATU / RTU</text:p>
          </table:table-cell>
          <table:table-cell table:style-name="ce3" office:value-type="string">
            <text:p>si pb, type</text:p>
          </table:table-cell>
          <table:table-cell table:style-name="ce5" office:value-type="string">
            <text:p>Indications</text:p>
          </table:table-cell>
          <table:table-cell table:style-name="ce5" office:value-type="string">
            <text:p>Contre-indications</text:p>
          </table:table-cell>
          <table:table-cell table:style-name="ce3" office:value-type="string">
            <text:p>Commentaires</text:p>
          </table:table-cell>
          <table:table-cell table:style-name="ce3" table:number-columns-repeated="35"/>
          <table:table-cell table:style-name="ce2" table:number-columns-repeated="972"/>
        </table:table-row>
        <table:table-row table:style-name="ro1">
          <table:table-cell office:value-type="string">
            <text:p>25</text:p>
          </table:table-cell>
          <table:table-cell office:value-type="string">
            <text:p>BN5lqa0315c3pk61fl8r8qiieauq7k343l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96">
            <text:p>29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A 313</text:p>
          </table:table-cell>
          <table:table-cell office:value-type="string">
            <text:p>a 3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pb nom médicament</text:p>
          </table:table-cell>
          <table:table-cell table:number-columns-repeated="1010"/>
        </table:table-row>
        <table:table-row table:style-name="ro1">
          <table:table-cell office:value-type="string">
            <text:p>28</text:p>
          </table:table-cell>
          <table:table-cell office:value-type="string">
            <text:p>BN6efijbethmdb7aa3524acgvpg1da96i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YSIOGINE</text:p>
          </table:table-cell>
          <table:table-cell office:value-type="string">
            <text:p>physiogine</text:p>
          </table:table-cell>
          <table:table-cell table:number-columns-repeated="1014"/>
        </table:table-row>
        <table:table-row table:style-name="ro1">
          <table:table-cell office:value-type="string">
            <text:p>53</text:p>
          </table:table-cell>
          <table:table-cell office:value-type="string">
            <text:p>BNbr3n1ga0ru7m6tu7ucmqs4aaumanr2m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HRONADALATE</text:p>
          </table:table-cell>
          <table:table-cell office:value-type="string">
            <text:p>chronadalate</text:p>
          </table:table-cell>
          <table:table-cell table:number-columns-repeated="1014"/>
        </table:table-row>
        <table:table-row table:style-name="ro1">
          <table:table-cell office:value-type="string">
            <text:p>88</text:p>
          </table:table-cell>
          <table:table-cell office:value-type="string">
            <text:p>BNimi016mqsrm7hqh532rhabk8t5ldue8f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RONCHODERMINE</text:p>
          </table:table-cell>
          <table:table-cell office:value-type="string">
            <text:p>bronchodermine</text:p>
          </table:table-cell>
          <table:table-cell table:number-columns-repeated="1014"/>
        </table:table-row>
        <table:table-row table:style-name="ro1">
          <table:table-cell office:value-type="string">
            <text:p>129</text:p>
          </table:table-cell>
          <table:table-cell office:value-type="string">
            <text:p>BNtbpl7pitkqp4rchgfm71va5tkqo4svpe</text:p>
          </table:table-cell>
          <table:table-cell office:value-type="float" office:value="6">
            <text:p>6</text:p>
          </table:table-cell>
          <table:table-cell office:value-type="float" office:value="0.0192307692307692">
            <text:p>0,0192307692</text:p>
          </table:table-cell>
          <table:table-cell office:value-type="float" office:value="367">
            <text:p>367</text:p>
          </table:table-cell>
          <table:table-cell office:value-type="string">
            <text:p>TRUE</text:p>
          </table:table-cell>
          <table:table-cell office:value-type="float" office:value="0.0192307692307692">
            <text:p>0,0192307692</text:p>
          </table:table-cell>
          <table:table-cell office:value-type="string">
            <text:p>BN</text:p>
          </table:table-cell>
          <table:table-cell office:value-type="string">
            <text:p>SPASMINE</text:p>
          </table:table-cell>
          <table:table-cell office:value-type="string">
            <text:p>spasmine</text:p>
          </table:table-cell>
          <table:table-cell table:number-columns-repeated="1014"/>
        </table:table-row>
        <table:table-row table:style-name="ro1">
          <table:table-cell office:value-type="string">
            <text:p>147</text:p>
          </table:table-cell>
          <table:table-cell office:value-type="string">
            <text:p>substance100449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1">
            <text:p>4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Ã‰THANOL</text:p>
          </table:table-cell>
          <table:table-cell office:value-type="string">
            <text:p>ethanol</text:p>
          </table:table-cell>
          <table:table-cell table:number-columns-repeated="1014"/>
        </table:table-row>
        <table:table-row table:style-name="ro1">
          <table:table-cell office:value-type="string">
            <text:p>156</text:p>
          </table:table-cell>
          <table:table-cell office:value-type="string">
            <text:p>substance10108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LONAZÃ‰PAM</text:p>
          </table:table-cell>
          <table:table-cell office:value-type="string">
            <text:p>clonazepam</text:p>
          </table:table-cell>
          <table:table-cell table:number-columns-repeated="1014"/>
        </table:table-row>
        <table:table-row table:style-name="ro1">
          <table:table-cell office:value-type="string">
            <text:p>165</text:p>
          </table:table-cell>
          <table:table-cell office:value-type="string">
            <text:p>substance200049</text:p>
          </table:table-cell>
          <table:table-cell office:value-type="float" office:value="6">
            <text:p>6</text:p>
          </table:table-cell>
          <table:table-cell office:value-type="float" office:value="0.0348258706467662">
            <text:p>0,0348258706</text:p>
          </table:table-cell>
          <table:table-cell office:value-type="float" office:value="191">
            <text:p>191</text:p>
          </table:table-cell>
          <table:table-cell office:value-type="string">
            <text:p>TRUE</text:p>
          </table:table-cell>
          <table:table-cell office:value-type="float" office:value="0.0696517412935323">
            <text:p>0,0696517413</text:p>
          </table:table-cell>
          <table:table-cell office:value-type="string">
            <text:p>IN</text:p>
          </table:table-cell>
          <table:table-cell office:value-type="string">
            <text:p>AMOXICILLINE</text:p>
          </table:table-cell>
          <table:table-cell office:value-type="string">
            <text:p>amoxicilline</text:p>
          </table:table-cell>
          <table:table-cell table:number-columns-repeated="1014"/>
        </table:table-row>
        <table:table-row table:style-name="ro2">
          <table:table-cell office:value-type="string">
            <text:p>178</text:p>
          </table:table-cell>
          <table:table-cell office:value-type="string">
            <text:p>substance20042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43">
            <text:p>4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QUININE</text:p>
          </table:table-cell>
          <table:table-cell office:value-type="string">
            <text:p>quinine</text:p>
          </table:table-cell>
          <table:table-cell table:number-columns-repeated="1014"/>
        </table:table-row>
        <table:table-row table:style-name="ro1">
          <table:table-cell office:value-type="string">
            <text:p>7</text:p>
          </table:table-cell>
          <table:table-cell office:value-type="string">
            <text:p>BN13jdpbo44mp2kesprj5f71gchnk1ai4p</text:p>
          </table:table-cell>
          <table:table-cell office:value-type="float" office:value="7">
            <text:p>7</text:p>
          </table:table-cell>
          <table:table-cell office:value-type="float" office:value="0.0134099616858238">
            <text:p>0,0134099617</text:p>
          </table:table-cell>
          <table:table-cell office:value-type="float" office:value="99">
            <text:p>99</text:p>
          </table:table-cell>
          <table:table-cell office:value-type="string">
            <text:p>TRUE</text:p>
          </table:table-cell>
          <table:table-cell office:value-type="float" office:value="0.028735632183908">
            <text:p>0,0287356322</text:p>
          </table:table-cell>
          <table:table-cell office:value-type="string">
            <text:p>BN</text:p>
          </table:table-cell>
          <table:table-cell office:value-type="string">
            <text:p>CELESTENE</text:p>
          </table:table-cell>
          <table:table-cell office:value-type="string">
            <text:p>celestene</text:p>
          </table:table-cell>
          <table:table-cell table:number-columns-repeated="1014"/>
        </table:table-row>
        <table:table-row table:style-name="ro1">
          <table:table-cell office:value-type="string">
            <text:p>27</text:p>
          </table:table-cell>
          <table:table-cell office:value-type="string">
            <text:p>BN5vnahep3t8m73k31cl9ffcd1sks52pfv</text:p>
          </table:table-cell>
          <table:table-cell office:value-type="float" office:value="7">
            <text:p>7</text:p>
          </table:table-cell>
          <table:table-cell office:value-type="float" office:value="0.032258064516129">
            <text:p>0,0322580645</text:p>
          </table:table-cell>
          <table:table-cell office:value-type="float" office:value="479">
            <text:p>479</text:p>
          </table:table-cell>
          <table:table-cell office:value-type="string">
            <text:p>TRUE</text:p>
          </table:table-cell>
          <table:table-cell office:value-type="float" office:value="0.032258064516129">
            <text:p>0,0322580645</text:p>
          </table:table-cell>
          <table:table-cell office:value-type="string">
            <text:p>BN</text:p>
          </table:table-cell>
          <table:table-cell office:value-type="string">
            <text:p>CERVARIX</text:p>
          </table:table-cell>
          <table:table-cell office:value-type="string">
            <text:p>cervarix</text:p>
          </table:table-cell>
          <table:table-cell table:number-columns-repeated="1014"/>
        </table:table-row>
        <table:table-row table:style-name="ro1">
          <table:table-cell office:value-type="string">
            <text:p>33</text:p>
          </table:table-cell>
          <table:table-cell office:value-type="string">
            <text:p>BN801duan6gu345klp2gmnqj94n2kanf8t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13">
            <text:p>3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CKS</text:p>
          </table:table-cell>
          <table:table-cell office:value-type="string">
            <text:p>vicks</text:p>
          </table:table-cell>
          <table:table-cell table:number-columns-repeated="1014"/>
        </table:table-row>
        <table:table-row table:style-name="ro1">
          <table:table-cell office:value-type="string">
            <text:p>37</text:p>
          </table:table-cell>
          <table:table-cell office:value-type="string">
            <text:p>BN8m4po3fkta1rq3d2iv74bbcv5fbtohj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337">
            <text:p>3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IMOFEROL</text:p>
          </table:table-cell>
          <table:table-cell office:value-type="string">
            <text:p>timoferol</text:p>
          </table:table-cell>
          <table:table-cell table:number-columns-repeated="1014"/>
        </table:table-row>
        <table:table-row table:style-name="ro1">
          <table:table-cell office:value-type="string">
            <text:p>49</text:p>
          </table:table-cell>
          <table:table-cell office:value-type="string">
            <text:p>BNb2ec2799epep230b49rk7m7kfs7537gm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14">
            <text:p>41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UPHALAC</text:p>
          </table:table-cell>
          <table:table-cell office:value-type="string">
            <text:p>duphalac</text:p>
          </table:table-cell>
          <table:table-cell table:number-columns-repeated="1014"/>
        </table:table-row>
        <table:table-row table:style-name="ro1">
          <table:table-cell office:value-type="string">
            <text:p>64</text:p>
          </table:table-cell>
          <table:table-cell office:value-type="string">
            <text:p>BNe6jfhqmku6cioihl5rd0ojhrolj9uh1g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37">
            <text:p>4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OMEXIN</text:p>
          </table:table-cell>
          <table:table-cell office:value-type="string">
            <text:p>lomexin</text:p>
          </table:table-cell>
          <table:table-cell table:number-columns-repeated="1014"/>
        </table:table-row>
        <table:table-row table:style-name="ro1">
          <table:table-cell office:value-type="string">
            <text:p>120</text:p>
          </table:table-cell>
          <table:table-cell office:value-type="string">
            <text:p>BNrce37k6j032vkqnh1r76l44a3ubnbq0i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51">
            <text:p>45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THER</text:p>
          </table:table-cell>
          <table:table-cell office:value-type="string">
            <text:p>ether</text:p>
          </table:table-cell>
          <table:table-cell table:number-columns-repeated="1014"/>
        </table:table-row>
        <table:table-row table:style-name="ro1">
          <table:table-cell office:value-type="string">
            <text:p>176</text:p>
          </table:table-cell>
          <table:table-cell office:value-type="string">
            <text:p>substance20041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SEUDOÃ‰PHÃ‰DRINE</text:p>
          </table:table-cell>
          <table:table-cell office:value-type="string">
            <text:p>pseudoephedrine</text:p>
          </table:table-cell>
          <table:table-cell table:number-columns-repeated="1014"/>
        </table:table-row>
        <table:table-row table:style-name="ro1">
          <table:table-cell office:value-type="string">
            <text:p>24</text:p>
          </table:table-cell>
          <table:table-cell office:value-type="string">
            <text:p>BN5g1abv59tti1b1og5qh41f26c0f1cq4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TASELEN</text:p>
          </table:table-cell>
          <table:table-cell office:value-type="string">
            <text:p>betaselen</text:p>
          </table:table-cell>
          <table:table-cell table:number-columns-repeated="1014"/>
        </table:table-row>
        <table:table-row table:style-name="ro1">
          <table:table-cell office:value-type="string">
            <text:p>35</text:p>
          </table:table-cell>
          <table:table-cell office:value-type="string">
            <text:p>BN81odpdrgk8lns67a27g4qq7ofcvuc6kc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89">
            <text:p>3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IB</text:p>
          </table:table-cell>
          <table:table-cell office:value-type="string">
            <text:p>vogalib</text:p>
          </table:table-cell>
          <table:table-cell table:number-columns-repeated="1014"/>
        </table:table-row>
        <table:table-row table:style-name="ro1">
          <table:table-cell office:value-type="string">
            <text:p>47</text:p>
          </table:table-cell>
          <table:table-cell office:value-type="string">
            <text:p>BNaie1qo260jbjseormf2d27n1ruf3cf19</text:p>
          </table:table-cell>
          <table:table-cell office:value-type="float" office:value="8">
            <text:p>8</text:p>
          </table:table-cell>
          <table:table-cell office:value-type="float" office:value="0.00684931506849315">
            <text:p>0,0068493151</text:p>
          </table:table-cell>
          <table:table-cell office:value-type="float" office:value="111">
            <text:p>111</text:p>
          </table:table-cell>
          <table:table-cell office:value-type="string">
            <text:p>TRUE</text:p>
          </table:table-cell>
          <table:table-cell office:value-type="float" office:value="0.00684931506849315">
            <text:p>0,0068493151</text:p>
          </table:table-cell>
          <table:table-cell office:value-type="string">
            <text:p>BN</text:p>
          </table:table-cell>
          <table:table-cell office:value-type="string">
            <text:p>LUTENYL</text:p>
          </table:table-cell>
          <table:table-cell office:value-type="string">
            <text:p>lutenyl</text:p>
          </table:table-cell>
          <table:table-cell table:number-columns-repeated="1014"/>
        </table:table-row>
        <table:table-row table:style-name="ro2">
          <table:table-cell office:value-type="string">
            <text:p>70</text:p>
          </table:table-cell>
          <table:table-cell office:value-type="string">
            <text:p>BNfj9t3f8m985d67iv6mej5bmbcnqud3p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38">
            <text:p>43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HOSPHORE</text:p>
          </table:table-cell>
          <table:table-cell office:value-type="string">
            <text:p>phosphore</text:p>
          </table:table-cell>
          <table:table-cell table:number-columns-repeated="1014"/>
        </table:table-row>
        <table:table-row table:style-name="ro1">
          <table:table-cell office:value-type="string">
            <text:p>77</text:p>
          </table:table-cell>
          <table:table-cell office:value-type="string">
            <text:p>BNh6bofui5sa82s7rg6bpovg4rqmtvrtlg</text:p>
          </table:table-cell>
          <table:table-cell office:value-type="float" office:value="8">
            <text:p>8</text:p>
          </table:table-cell>
          <table:table-cell office:value-type="float" office:value="0.0263157894736842">
            <text:p>0,0263157895</text:p>
          </table:table-cell>
          <table:table-cell office:value-type="float" office:value="430">
            <text:p>430</text:p>
          </table:table-cell>
          <table:table-cell office:value-type="string">
            <text:p>TRUE</text:p>
          </table:table-cell>
          <table:table-cell office:value-type="float" office:value="0.0526315789473684">
            <text:p>0,0526315789</text:p>
          </table:table-cell>
          <table:table-cell office:value-type="string">
            <text:p>BN</text:p>
          </table:table-cell>
          <table:table-cell office:value-type="string">
            <text:p>BACTRIM</text:p>
          </table:table-cell>
          <table:table-cell office:value-type="string">
            <text:p>bactrim</text:p>
          </table:table-cell>
          <table:table-cell table:number-columns-repeated="1014"/>
        </table:table-row>
        <table:table-row table:style-name="ro1">
          <table:table-cell office:value-type="string">
            <text:p>82</text:p>
          </table:table-cell>
          <table:table-cell office:value-type="string">
            <text:p>BNi0de9t15ppln3cu97mvf1u30hipi2dr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1">
            <text:p>48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ERROSTRANE</text:p>
          </table:table-cell>
          <table:table-cell office:value-type="string">
            <text:p>ferrostrane</text:p>
          </table:table-cell>
          <table:table-cell table:number-columns-repeated="1014"/>
        </table:table-row>
        <table:table-row table:style-name="ro1">
          <table:table-cell office:value-type="string">
            <text:p>90</text:p>
          </table:table-cell>
          <table:table-cell office:value-type="string">
            <text:p>BNjmcup42s5ujide0cipdaj2bnsnpnltri</text:p>
          </table:table-cell>
          <table:table-cell office:value-type="float" office:value="8">
            <text:p>8</text:p>
          </table:table-cell>
          <table:table-cell office:value-type="float" office:value="0.00727802037845706">
            <text:p>0,0072780204</text:p>
          </table:table-cell>
          <table:table-cell office:value-type="float" office:value="72">
            <text:p>72</text:p>
          </table:table-cell>
          <table:table-cell office:value-type="string">
            <text:p>TRUE</text:p>
          </table:table-cell>
          <table:table-cell office:value-type="float" office:value="0.0174672489082969">
            <text:p>0,0174672489</text:p>
          </table:table-cell>
          <table:table-cell office:value-type="string">
            <text:p>BN</text:p>
          </table:table-cell>
          <table:table-cell office:value-type="string">
            <text:p>PREVENAR</text:p>
          </table:table-cell>
          <table:table-cell office:value-type="string">
            <text:p>prevenar</text:p>
          </table:table-cell>
          <table:table-cell table:number-columns-repeated="1014"/>
        </table:table-row>
        <table:table-row table:style-name="ro1">
          <table:table-cell office:value-type="string">
            <text:p>134</text:p>
          </table:table-cell>
          <table:table-cell office:value-type="string">
            <text:p>BNv1k41ofg957edi3nnfc1qdr803k15rng</text:p>
          </table:table-cell>
          <table:table-cell office:value-type="float" office:value="8">
            <text:p>8</text:p>
          </table:table-cell>
          <table:table-cell office:value-type="float" office:value="0.00988319856244385">
            <text:p>0,0098831986</text:p>
          </table:table-cell>
          <table:table-cell office:value-type="float" office:value="39">
            <text:p>39</text:p>
          </table:table-cell>
          <table:table-cell office:value-type="string">
            <text:p>TRUE</text:p>
          </table:table-cell>
          <table:table-cell office:value-type="float" office:value="0.0116801437556155">
            <text:p>0,0116801438</text:p>
          </table:table-cell>
          <table:table-cell office:value-type="string">
            <text:p>BN</text:p>
          </table:table-cell>
          <table:table-cell office:value-type="string">
            <text:p>LOVENOX</text:p>
          </table:table-cell>
          <table:table-cell office:value-type="string">
            <text:p>lovenox</text:p>
          </table:table-cell>
          <table:table-cell table:number-columns-repeated="1014"/>
        </table:table-row>
        <table:table-row table:style-name="ro1">
          <table:table-cell office:value-type="string">
            <text:p>137</text:p>
          </table:table-cell>
          <table:table-cell office:value-type="string">
            <text:p>BNvr1oifm6nc7pna67prosbtvh4gjjpjhu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EVOFLOXACINE</text:p>
          </table:table-cell>
          <table:table-cell office:value-type="string">
            <text:p>levofloxacine</text:p>
          </table:table-cell>
          <table:table-cell table:number-columns-repeated="1014"/>
        </table:table-row>
        <table:table-row table:style-name="ro1">
          <table:table-cell office:value-type="string">
            <text:p>150</text:p>
          </table:table-cell>
          <table:table-cell office:value-type="string">
            <text:p>substance100921</text:p>
          </table:table-cell>
          <table:table-cell office:value-type="float" office:value="8">
            <text:p>8</text:p>
          </table:table-cell>
          <table:table-cell office:value-type="float" office:value="0.00536672629695886">
            <text:p>0,0053667263</text:p>
          </table:table-cell>
          <table:table-cell office:value-type="float" office:value="88">
            <text:p>88</text:p>
          </table:table-cell>
          <table:table-cell office:value-type="string">
            <text:p>TRUE</text:p>
          </table:table-cell>
          <table:table-cell office:value-type="float" office:value="0.00894454382826476">
            <text:p>0,0089445438</text:p>
          </table:table-cell>
          <table:table-cell office:value-type="string">
            <text:p>IN</text:p>
          </table:table-cell>
          <table:table-cell office:value-type="string">
            <text:p>Ã‰OSINE</text:p>
          </table:table-cell>
          <table:table-cell office:value-type="string">
            <text:p>eosine</text:p>
          </table:table-cell>
          <table:table-cell table:number-columns-repeated="1014"/>
        </table:table-row>
        <table:table-row table:style-name="ro1">
          <table:table-cell office:value-type="string">
            <text:p>155</text:p>
          </table:table-cell>
          <table:table-cell office:value-type="string">
            <text:p>substance10107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CYPRÃˆS</text:p>
          </table:table-cell>
          <table:table-cell office:value-type="string">
            <text:p>cypres</text:p>
          </table:table-cell>
          <table:table-cell table:number-columns-repeated="1014"/>
        </table:table-row>
        <table:table-row table:style-name="ro1">
          <table:table-cell office:value-type="string">
            <text:p>161</text:p>
          </table:table-cell>
          <table:table-cell office:value-type="string">
            <text:p>substance101492</text:p>
          </table:table-cell>
          <table:table-cell office:value-type="float" office:value="8">
            <text:p>8</text:p>
          </table:table-cell>
          <table:table-cell office:value-type="float" office:value="0.0142857142857143">
            <text:p>0,0142857143</text:p>
          </table:table-cell>
          <table:table-cell office:value-type="float" office:value="316">
            <text:p>316</text:p>
          </table:table-cell>
          <table:table-cell office:value-type="string">
            <text:p>TRUE</text:p>
          </table:table-cell>
          <table:table-cell office:value-type="float" office:value="0.0142857142857143">
            <text:p>0,0142857143</text:p>
          </table:table-cell>
          <table:table-cell office:value-type="string">
            <text:p>IN</text:p>
          </table:table-cell>
          <table:table-cell office:value-type="string">
            <text:p>ATÃ‰NOLOL</text:p>
          </table:table-cell>
          <table:table-cell office:value-type="string">
            <text:p>atenolol</text:p>
          </table:table-cell>
          <table:table-cell table:number-columns-repeated="1014"/>
        </table:table-row>
        <table:table-row table:style-name="ro1">
          <table:table-cell office:value-type="string">
            <text:p>15</text:p>
          </table:table-cell>
          <table:table-cell office:value-type="string">
            <text:p>BN32c3fsb4jp06nvortn8dcsrv6ihjj2o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19">
            <text:p>31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ADONE</text:p>
          </table:table-cell>
          <table:table-cell office:value-type="string">
            <text:p>methadone</text:p>
          </table:table-cell>
          <table:table-cell table:number-columns-repeated="1014"/>
        </table:table-row>
        <table:table-row table:style-name="ro1">
          <table:table-cell office:value-type="string">
            <text:p>16</text:p>
          </table:table-cell>
          <table:table-cell office:value-type="string">
            <text:p>BN3kp3ftmrccrkqid54dltj4lgc74pn0up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LACTEOL</text:p>
          </table:table-cell>
          <table:table-cell office:value-type="string">
            <text:p>lacteol</text:p>
          </table:table-cell>
          <table:table-cell table:number-columns-repeated="1014"/>
        </table:table-row>
        <table:table-row table:style-name="ro1">
          <table:table-cell office:value-type="string">
            <text:p>79</text:p>
          </table:table-cell>
          <table:table-cell office:value-type="string">
            <text:p>BNha8i8l70dg8b3bv9c0loe8nj5ev4e13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380">
            <text:p>3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IMPORTAL</text:p>
          </table:table-cell>
          <table:table-cell office:value-type="string">
            <text:p>importal</text:p>
          </table:table-cell>
          <table:table-cell table:number-columns-repeated="1014"/>
        </table:table-row>
        <table:table-row table:style-name="ro1">
          <table:table-cell office:value-type="string">
            <text:p>84</text:p>
          </table:table-cell>
          <table:table-cell office:value-type="string">
            <text:p>BNifq233pgv14mi5hp8q7imah3ve81pk2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31">
            <text:p>4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UMAFER</text:p>
          </table:table-cell>
          <table:table-cell office:value-type="string">
            <text:p>fumafer</text:p>
          </table:table-cell>
          <table:table-cell table:number-columns-repeated="1014"/>
        </table:table-row>
        <table:table-row table:style-name="ro1">
          <table:table-cell office:value-type="string">
            <text:p>116</text:p>
          </table:table-cell>
          <table:table-cell office:value-type="string">
            <text:p>BNq80vbaa0jpretchgq6fbrc86o2h63m18</text:p>
          </table:table-cell>
          <table:table-cell office:value-type="float" office:value="9">
            <text:p>9</text:p>
          </table:table-cell>
          <table:table-cell office:value-type="float" office:value="0.002286460885187">
            <text:p>0,0022864609</text:p>
          </table:table-cell>
          <table:table-cell office:value-type="float" office:value="7">
            <text:p>7</text:p>
          </table:table-cell>
          <table:table-cell office:value-type="string">
            <text:p>TRUE</text:p>
          </table:table-cell>
          <table:table-cell office:value-type="float" office:value="0.00310305405846807">
            <text:p>0,0031030541</text:p>
          </table:table-cell>
          <table:table-cell office:value-type="string">
            <text:p>BN</text:p>
          </table:table-cell>
          <table:table-cell office:value-type="string">
            <text:p>DUPHASTON</text:p>
          </table:table-cell>
          <table:table-cell office:value-type="string">
            <text:p>duphaston</text:p>
          </table:table-cell>
          <table:table-cell table:number-columns-repeated="1014"/>
        </table:table-row>
        <table:table-row table:style-name="ro1">
          <table:table-cell office:value-type="string">
            <text:p>119</text:p>
          </table:table-cell>
          <table:table-cell office:value-type="string">
            <text:p>BNqfrko06dnr19kth376lgjfsogo1iaprq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23">
            <text:p>42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VELLEDOT</text:p>
          </table:table-cell>
          <table:table-cell office:value-type="string">
            <text:p>vivelledot</text:p>
          </table:table-cell>
          <table:table-cell table:number-columns-repeated="1014"/>
        </table:table-row>
        <table:table-row table:style-name="ro1">
          <table:table-cell office:value-type="string">
            <text:p>144</text:p>
          </table:table-cell>
          <table:table-cell office:value-type="string">
            <text:p>substance10029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54">
            <text:p>45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FRÃŠNE</text:p>
          </table:table-cell>
          <table:table-cell office:value-type="string">
            <text:p>frene</text:p>
          </table:table-cell>
          <table:table-cell table:number-columns-repeated="1014"/>
        </table:table-row>
        <table:table-row table:style-name="ro1">
          <table:table-cell office:value-type="string">
            <text:p>190</text:p>
          </table:table-cell>
          <table:table-cell office:value-type="string">
            <text:p>substance723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88">
            <text:p>4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MISOPROSTOL</text:p>
          </table:table-cell>
          <table:table-cell office:value-type="string">
            <text:p>misoprostol</text:p>
          </table:table-cell>
          <table:table-cell table:number-columns-repeated="1014"/>
        </table:table-row>
        <table:table-row table:style-name="ro1">
          <table:table-cell office:value-type="string">
            <text:p>4</text:p>
          </table:table-cell>
          <table:table-cell office:value-type="string">
            <text:p>BN0lfe95g6tnhopiros8veccb1kbeuodo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31">
            <text:p>33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RGESTONE</text:p>
          </table:table-cell>
          <table:table-cell office:value-type="string">
            <text:p>surgestone</text:p>
          </table:table-cell>
          <table:table-cell table:number-columns-repeated="1014"/>
        </table:table-row>
        <table:table-row table:style-name="ro1">
          <table:table-cell office:value-type="string">
            <text:p>57</text:p>
          </table:table-cell>
          <table:table-cell office:value-type="string">
            <text:p>BNch7n8c28sbb6h501v8gud1s4fgchd4bs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58">
            <text:p>3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OLYGYNAX</text:p>
          </table:table-cell>
          <table:table-cell office:value-type="string">
            <text:p>polygynax</text:p>
          </table:table-cell>
          <table:table-cell table:number-columns-repeated="1014"/>
        </table:table-row>
        <table:table-row table:style-name="ro1">
          <table:table-cell office:value-type="string">
            <text:p>78</text:p>
          </table:table-cell>
          <table:table-cell office:value-type="string">
            <text:p>BNh71qpieas7m721aqg5dm7ltr593cblko</text:p>
          </table:table-cell>
          <table:table-cell office:value-type="float" office:value="10">
            <text:p>10</text:p>
          </table:table-cell>
          <table:table-cell office:value-type="float" office:value="0.00538599640933573">
            <text:p>0,0053859964</text:p>
          </table:table-cell>
          <table:table-cell office:value-type="float" office:value="89">
            <text:p>89</text:p>
          </table:table-cell>
          <table:table-cell office:value-type="string">
            <text:p>TRUE</text:p>
          </table:table-cell>
          <table:table-cell office:value-type="float" office:value="0.00718132854578097">
            <text:p>0,0071813285</text:p>
          </table:table-cell>
          <table:table-cell office:value-type="string">
            <text:p>BN</text:p>
          </table:table-cell>
          <table:table-cell office:value-type="string">
            <text:p>SOLIAN</text:p>
          </table:table-cell>
          <table:table-cell office:value-type="string">
            <text:p>solian</text:p>
          </table:table-cell>
          <table:table-cell table:number-columns-repeated="1014"/>
        </table:table-row>
        <table:table-row table:style-name="ro1">
          <table:table-cell office:value-type="string">
            <text:p>85</text:p>
          </table:table-cell>
          <table:table-cell office:value-type="string">
            <text:p>BNigvr97794r4ae4cqgcmmvf2hqciq7hs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07">
            <text:p>30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KINOX</text:p>
          </table:table-cell>
          <table:table-cell office:value-type="string">
            <text:p>kinox</text:p>
          </table:table-cell>
          <table:table-cell table:number-columns-repeated="1014"/>
        </table:table-row>
        <table:table-row table:style-name="ro1">
          <table:table-cell office:value-type="string">
            <text:p>108</text:p>
          </table:table-cell>
          <table:table-cell office:value-type="string">
            <text:p>BNpc5a5taai40tkgcnirbbhh4qng5k3jb2</text:p>
          </table:table-cell>
          <table:table-cell office:value-type="float" office:value="10">
            <text:p>10</text:p>
          </table:table-cell>
          <table:table-cell office:value-type="float" office:value="0.00284900284900285">
            <text:p>0,0028490028</text:p>
          </table:table-cell>
          <table:table-cell office:value-type="float" office:value="125">
            <text:p>125</text:p>
          </table:table-cell>
          <table:table-cell office:value-type="string">
            <text:p>TRUE</text:p>
          </table:table-cell>
          <table:table-cell office:value-type="float" office:value="0.00284900284900285">
            <text:p>0,0028490028</text:p>
          </table:table-cell>
          <table:table-cell office:value-type="string">
            <text:p>BN</text:p>
          </table:table-cell>
          <table:table-cell office:value-type="string">
            <text:p>DEXERYL</text:p>
          </table:table-cell>
          <table:table-cell office:value-type="string">
            <text:p>dexeryl</text:p>
          </table:table-cell>
          <table:table-cell table:number-columns-repeated="1014"/>
        </table:table-row>
        <table:table-row table:style-name="ro2">
          <table:table-cell office:value-type="string">
            <text:p>130</text:p>
          </table:table-cell>
          <table:table-cell office:value-type="string">
            <text:p>BNtgpkiip4dk4g7jsjtc6t76ogmveg079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1</text:p>
          </table:table-cell>
          <table:table-cell office:value-type="string">
            <text:p>vitamine b1</text:p>
          </table:table-cell>
          <table:table-cell table:number-columns-repeated="1014"/>
        </table:table-row>
        <table:table-row table:style-name="ro1">
          <table:table-cell office:value-type="string">
            <text:p>170</text:p>
          </table:table-cell>
          <table:table-cell office:value-type="string">
            <text:p>substance20028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402">
            <text:p>4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LACTULOSE</text:p>
          </table:table-cell>
          <table:table-cell office:value-type="string">
            <text:p>lactulose</text:p>
          </table:table-cell>
          <table:table-cell table:number-columns-repeated="1014"/>
        </table:table-row>
        <table:table-row table:style-name="ro1">
          <table:table-cell office:value-type="string">
            <text:p>83</text:p>
          </table:table-cell>
          <table:table-cell office:value-type="string">
            <text:p>BNi61rtrs4mqk7iqs9lmc15n72a092g7va</text:p>
          </table:table-cell>
          <table:table-cell office:value-type="float" office:value="11">
            <text:p>11</text:p>
          </table:table-cell>
          <table:table-cell office:value-type="float" office:value="0.0087719298245614">
            <text:p>0,0087719298</text:p>
          </table:table-cell>
          <table:table-cell office:value-type="float" office:value="251">
            <text:p>251</text:p>
          </table:table-cell>
          <table:table-cell office:value-type="string">
            <text:p>TRUE</text:p>
          </table:table-cell>
          <table:table-cell office:value-type="float" office:value="0.0175438596491228">
            <text:p>0,0175438596</text:p>
          </table:table-cell>
          <table:table-cell office:value-type="string">
            <text:p>BN</text:p>
          </table:table-cell>
          <table:table-cell office:value-type="string">
            <text:p>XEPLION</text:p>
          </table:table-cell>
          <table:table-cell office:value-type="string">
            <text:p>xeplion</text:p>
          </table:table-cell>
          <table:table-cell table:number-columns-repeated="1014"/>
        </table:table-row>
        <table:table-row table:style-name="ro1">
          <table:table-cell office:value-type="string">
            <text:p>89</text:p>
          </table:table-cell>
          <table:table-cell office:value-type="string">
            <text:p>BNja8rvsq26412go8q0m8udoctr8jik1o1</text:p>
          </table:table-cell>
          <table:table-cell office:value-type="float" office:value="11">
            <text:p>11</text:p>
          </table:table-cell>
          <table:table-cell office:value-type="float" office:value="0.0204081632653061">
            <text:p>0,0204081633</text:p>
          </table:table-cell>
          <table:table-cell office:value-type="float" office:value="378">
            <text:p>378</text:p>
          </table:table-cell>
          <table:table-cell office:value-type="string">
            <text:p>TRUE</text:p>
          </table:table-cell>
          <table:table-cell office:value-type="float" office:value="0.0204081632653061">
            <text:p>0,0204081633</text:p>
          </table:table-cell>
          <table:table-cell office:value-type="string">
            <text:p>BN</text:p>
          </table:table-cell>
          <table:table-cell office:value-type="string">
            <text:p>OROKEN</text:p>
          </table:table-cell>
          <table:table-cell office:value-type="string">
            <text:p>oroken</text:p>
          </table:table-cell>
          <table:table-cell table:number-columns-repeated="1014"/>
        </table:table-row>
        <table:table-row table:style-name="ro2">
          <table:table-cell office:value-type="string">
            <text:p>136</text:p>
          </table:table-cell>
          <table:table-cell office:value-type="string">
            <text:p>BNvnlp7f89odf80s6nrdmtce56kfjp4fbm</text:p>
          </table:table-cell>
          <table:table-cell office:value-type="float" office:value="11">
            <text:p>11</text:p>
          </table:table-cell>
          <table:table-cell office:value-type="float" office:value="0.0166468489892985">
            <text:p>0,016646849</text:p>
          </table:table-cell>
          <table:table-cell office:value-type="float" office:value="56">
            <text:p>56</text:p>
          </table:table-cell>
          <table:table-cell office:value-type="string">
            <text:p>TRUE</text:p>
          </table:table-cell>
          <table:table-cell office:value-type="float" office:value="0.0487514863258026">
            <text:p>0,0487514863</text:p>
          </table:table-cell>
          <table:table-cell office:value-type="string">
            <text:p>BN</text:p>
          </table:table-cell>
          <table:table-cell office:value-type="string">
            <text:p>ASPIRINE</text:p>
          </table:table-cell>
          <table:table-cell office:value-type="string">
            <text:p>aspirine</text:p>
          </table:table-cell>
          <table:table-cell table:number-columns-repeated="1014"/>
        </table:table-row>
        <table:table-row table:style-name="ro2">
          <table:table-cell office:value-type="string">
            <text:p>151</text:p>
          </table:table-cell>
          <table:table-cell office:value-type="string">
            <text:p>substance10093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373">
            <text:p>3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RSENIC</text:p>
          </table:table-cell>
          <table:table-cell office:value-type="string">
            <text:p>arsenic</text:p>
          </table:table-cell>
          <table:table-cell table:number-columns-repeated="1014"/>
        </table:table-row>
        <table:table-row table:style-name="ro2">
          <table:table-cell office:value-type="string">
            <text:p>10</text:p>
          </table:table-cell>
          <table:table-cell office:value-type="string">
            <text:p>BN1jis3em98gc4l8id6e4tsjj7502f2vhf</text:p>
          </table:table-cell>
          <table:table-cell office:value-type="float" office:value="12">
            <text:p>12</text:p>
          </table:table-cell>
          <table:table-cell office:value-type="float" office:value="0.0055452865064695">
            <text:p>0,0055452865</text:p>
          </table:table-cell>
          <table:table-cell office:value-type="float" office:value="93">
            <text:p>93</text:p>
          </table:table-cell>
          <table:table-cell office:value-type="string">
            <text:p>TRUE</text:p>
          </table:table-cell>
          <table:table-cell office:value-type="float" office:value="0.0147874306839187">
            <text:p>0,0147874307</text:p>
          </table:table-cell>
          <table:table-cell office:value-type="string">
            <text:p>BN</text:p>
          </table:table-cell>
          <table:table-cell office:value-type="string">
            <text:p>VITAMINE C</text:p>
          </table:table-cell>
          <table:table-cell office:value-type="string">
            <text:p>vitamine c</text:p>
          </table:table-cell>
          <table:table-cell table:number-columns-repeated="1014"/>
        </table:table-row>
        <table:table-row table:style-name="ro2">
          <table:table-cell office:value-type="string">
            <text:p>36</text:p>
          </table:table-cell>
          <table:table-cell office:value-type="string">
            <text:p>BN8adkolgljss1hi87njtfqrf9tj7krj0h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43">
            <text:p>34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ITAMINE B6</text:p>
          </table:table-cell>
          <table:table-cell office:value-type="string">
            <text:p>vitamine b6</text:p>
          </table:table-cell>
          <table:table-cell table:number-columns-repeated="1014"/>
        </table:table-row>
        <table:table-row table:style-name="ro1">
          <table:table-cell office:value-type="string">
            <text:p>63</text:p>
          </table:table-cell>
          <table:table-cell office:value-type="string">
            <text:p>BNe68f8sljoh653nnb79j3vffl93cpsoij</text:p>
          </table:table-cell>
          <table:table-cell office:value-type="float" office:value="12">
            <text:p>12</text:p>
          </table:table-cell>
          <table:table-cell office:value-type="float" office:value="0.0173383317713215">
            <text:p>0,0173383318</text:p>
          </table:table-cell>
          <table:table-cell office:value-type="float" office:value="27">
            <text:p>27</text:p>
          </table:table-cell>
          <table:table-cell office:value-type="string">
            <text:p>TRUE</text:p>
          </table:table-cell>
          <table:table-cell office:value-type="float" office:value="0.0290534208059981">
            <text:p>0,0290534208</text:p>
          </table:table-cell>
          <table:table-cell office:value-type="string">
            <text:p>BN</text:p>
          </table:table-cell>
          <table:table-cell office:value-type="string">
            <text:p>ASPEGIC</text:p>
          </table:table-cell>
          <table:table-cell office:value-type="string">
            <text:p>aspegic</text:p>
          </table:table-cell>
          <table:table-cell table:number-columns-repeated="1014"/>
        </table:table-row>
        <table:table-row table:style-name="ro2">
          <table:table-cell office:value-type="string">
            <text:p>139</text:p>
          </table:table-cell>
          <table:table-cell office:value-type="string">
            <text:p>substance10003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4">
            <text:p>36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RAFFINE</text:p>
          </table:table-cell>
          <table:table-cell office:value-type="string">
            <text:p>paraffine</text:p>
          </table:table-cell>
          <table:table-cell table:number-columns-repeated="1014"/>
        </table:table-row>
        <table:table-row table:style-name="ro1">
          <table:table-cell office:value-type="string">
            <text:p>40</text:p>
          </table:table-cell>
          <table:table-cell office:value-type="string">
            <text:p>BN950tso5keko2ck9aoclv4lgmlbooneeh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18">
            <text:p>3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ETHERGIN</text:p>
          </table:table-cell>
          <table:table-cell office:value-type="string">
            <text:p>methergin</text:p>
          </table:table-cell>
          <table:table-cell table:number-columns-repeated="1014"/>
        </table:table-row>
        <table:table-row table:style-name="ro1">
          <table:table-cell office:value-type="string">
            <text:p>87</text:p>
          </table:table-cell>
          <table:table-cell office:value-type="string">
            <text:p>BNim6l228i6b49jknbdvss3nubttat79g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294">
            <text:p>2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UVERMAL</text:p>
          </table:table-cell>
          <table:table-cell office:value-type="string">
            <text:p>fluvermal</text:p>
          </table:table-cell>
          <table:table-cell table:number-columns-repeated="1014"/>
        </table:table-row>
        <table:table-row table:style-name="ro1">
          <table:table-cell office:value-type="string">
            <text:p>98</text:p>
          </table:table-cell>
          <table:table-cell office:value-type="string">
            <text:p>BNm248mg8502ud56m397mka1k3o9qm96ra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41">
            <text:p>3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FLAGYL</text:p>
          </table:table-cell>
          <table:table-cell office:value-type="string">
            <text:p>flagyl</text:p>
          </table:table-cell>
          <table:table-cell table:number-columns-repeated="1014"/>
        </table:table-row>
        <table:table-row table:style-name="ro1">
          <table:table-cell office:value-type="string">
            <text:p>135</text:p>
          </table:table-cell>
          <table:table-cell office:value-type="string">
            <text:p>BNvjkrrqommbocvn8irktqn1d9o2t3drm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372">
            <text:p>37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DOSE</text:p>
          </table:table-cell>
          <table:table-cell office:value-type="string">
            <text:p>uvedose</text:p>
          </table:table-cell>
          <table:table-cell table:number-columns-repeated="1014"/>
        </table:table-row>
        <table:table-row table:style-name="ro1">
          <table:table-cell office:value-type="string">
            <text:p>166</text:p>
          </table:table-cell>
          <table:table-cell office:value-type="string">
            <text:p>substance200091</text:p>
          </table:table-cell>
          <table:table-cell office:value-type="float" office:value="14">
            <text:p>14</text:p>
          </table:table-cell>
          <table:table-cell office:value-type="float" office:value="0.00550206327372765">
            <text:p>0,0055020633</text:p>
          </table:table-cell>
          <table:table-cell office:value-type="float" office:value="67">
            <text:p>67</text:p>
          </table:table-cell>
          <table:table-cell office:value-type="string">
            <text:p>TRUE</text:p>
          </table:table-cell>
          <table:table-cell office:value-type="float" office:value="0.0233837689133425">
            <text:p>0,0233837689</text:p>
          </table:table-cell>
          <table:table-cell office:value-type="string">
            <text:p>IN</text:p>
          </table:table-cell>
          <table:table-cell office:value-type="string">
            <text:p>CAFÃ‰INE</text:p>
          </table:table-cell>
          <table:table-cell office:value-type="string">
            <text:p>cafeine</text:p>
          </table:table-cell>
          <table:table-cell table:number-columns-repeated="1014"/>
        </table:table-row>
        <table:table-row table:style-name="ro1">
          <table:table-cell office:value-type="string">
            <text:p>34</text:p>
          </table:table-cell>
          <table:table-cell office:value-type="string">
            <text:p>BN81i9tlejqu5v7t5qr7iatrek6o054la6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8">
            <text:p>25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IFEGYNE</text:p>
          </table:table-cell>
          <table:table-cell office:value-type="string">
            <text:p>mifegyne</text:p>
          </table:table-cell>
          <table:table-cell table:number-columns-repeated="1014"/>
        </table:table-row>
        <table:table-row table:style-name="ro2">
          <table:table-cell office:value-type="string">
            <text:p>55</text:p>
          </table:table-cell>
          <table:table-cell office:value-type="string">
            <text:p>BNc8sj123r7fj1s3gjhn8qsr83j09d900h</text:p>
          </table:table-cell>
          <table:table-cell office:value-type="float" office:value="15">
            <text:p>15</text:p>
          </table:table-cell>
          <table:table-cell office:value-type="float" office:value="0.00245700245700246">
            <text:p>0,0024570025</text:p>
          </table:table-cell>
          <table:table-cell office:value-type="float" office:value="22">
            <text:p>22</text:p>
          </table:table-cell>
          <table:table-cell office:value-type="string">
            <text:p>TRUE</text:p>
          </table:table-cell>
          <table:table-cell office:value-type="float" office:value="0.00286650286650287">
            <text:p>0,0028665029</text:p>
          </table:table-cell>
          <table:table-cell office:value-type="string">
            <text:p>BN</text:p>
          </table:table-cell>
          <table:table-cell office:value-type="string">
            <text:p>VITAMINE D3</text:p>
          </table:table-cell>
          <table:table-cell office:value-type="string">
            <text:p>vitamine d3</text:p>
          </table:table-cell>
          <table:table-cell table:number-columns-repeated="1014"/>
        </table:table-row>
        <table:table-row table:style-name="ro1">
          <table:table-cell office:value-type="string">
            <text:p>80</text:p>
          </table:table-cell>
          <table:table-cell office:value-type="string">
            <text:p>BNhjpnd2epj1sqk0q57vcib317va22ku9k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363">
            <text:p>36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RACTOCILE</text:p>
          </table:table-cell>
          <table:table-cell office:value-type="string">
            <text:p>tractocile</text:p>
          </table:table-cell>
          <table:table-cell table:number-columns-repeated="1014"/>
        </table:table-row>
        <table:table-row table:style-name="ro1">
          <table:table-cell office:value-type="string">
            <text:p>93</text:p>
          </table:table-cell>
          <table:table-cell office:value-type="string">
            <text:p>BNkskm86334d0ugk8lqmc5vjpocjg4kfth</text:p>
          </table:table-cell>
          <table:table-cell office:value-type="float" office:value="15">
            <text:p>15</text:p>
          </table:table-cell>
          <table:table-cell office:value-type="float" office:value="0.00408163265306123">
            <text:p>0,0040816327</text:p>
          </table:table-cell>
          <table:table-cell office:value-type="float" office:value="166">
            <text:p>166</text:p>
          </table:table-cell>
          <table:table-cell office:value-type="string">
            <text:p>TRUE</text:p>
          </table:table-cell>
          <table:table-cell office:value-type="float" office:value="0.0122448979591837">
            <text:p>0,012244898</text:p>
          </table:table-cell>
          <table:table-cell office:value-type="string">
            <text:p>BN</text:p>
          </table:table-cell>
          <table:table-cell office:value-type="string">
            <text:p>ANTADYS</text:p>
          </table:table-cell>
          <table:table-cell office:value-type="string">
            <text:p>antadys</text:p>
          </table:table-cell>
          <table:table-cell table:number-columns-repeated="1014"/>
        </table:table-row>
        <table:table-row table:style-name="ro2">
          <table:table-cell office:value-type="string">
            <text:p>146</text:p>
          </table:table-cell>
          <table:table-cell office:value-type="string">
            <text:p>substance10037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78">
            <text:p>27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ORTIE</text:p>
          </table:table-cell>
          <table:table-cell office:value-type="string">
            <text:p>ortie</text:p>
          </table:table-cell>
          <table:table-cell table:number-columns-repeated="1014"/>
        </table:table-row>
        <table:table-row table:style-name="ro2">
          <table:table-cell office:value-type="string">
            <text:p>154</text:p>
          </table:table-cell>
          <table:table-cell office:value-type="string">
            <text:p>substance10106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52">
            <text:p>25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NSENG</text:p>
          </table:table-cell>
          <table:table-cell office:value-type="string">
            <text:p>ginseng</text:p>
          </table:table-cell>
          <table:table-cell table:number-columns-repeated="1014"/>
        </table:table-row>
        <table:table-row table:style-name="ro1">
          <table:table-cell office:value-type="string">
            <text:p>181</text:p>
          </table:table-cell>
          <table:table-cell office:value-type="string">
            <text:p>substance2229</text:p>
          </table:table-cell>
          <table:table-cell office:value-type="float" office:value="15">
            <text:p>15</text:p>
          </table:table-cell>
          <table:table-cell office:value-type="float" office:value="0.00211466165413534">
            <text:p>0,0021146617</text:p>
          </table:table-cell>
          <table:table-cell office:value-type="float" office:value="2">
            <text:p>2</text:p>
          </table:table-cell>
          <table:table-cell office:value-type="string">
            <text:p>TRUE</text:p>
          </table:table-cell>
          <table:table-cell office:value-type="float" office:value="0.00364191729323308">
            <text:p>0,0036419173</text:p>
          </table:table-cell>
          <table:table-cell office:value-type="string">
            <text:p>PIN</text:p>
          </table:table-cell>
          <table:table-cell office:value-type="string">
            <text:p>PROGESTÃ‰RONE</text:p>
          </table:table-cell>
          <table:table-cell office:value-type="string">
            <text:p>progesterone</text:p>
          </table:table-cell>
          <table:table-cell table:number-columns-repeated="1014"/>
        </table:table-row>
        <table:table-row table:style-name="ro1">
          <table:table-cell office:value-type="string">
            <text:p>94</text:p>
          </table:table-cell>
          <table:table-cell office:value-type="string">
            <text:p>BNl3e393ik30r71den01ddc07bhrgjr68h</text:p>
          </table:table-cell>
          <table:table-cell office:value-type="float" office:value="16">
            <text:p>16</text:p>
          </table:table-cell>
          <table:table-cell office:value-type="float" office:value="0.00171232876712329">
            <text:p>0,0017123288</text:p>
          </table:table-cell>
          <table:table-cell office:value-type="float" office:value="85">
            <text:p>85</text:p>
          </table:table-cell>
          <table:table-cell office:value-type="string">
            <text:p>TRUE</text:p>
          </table:table-cell>
          <table:table-cell office:value-type="float" office:value="0.00342465753424658">
            <text:p>0,0034246575</text:p>
          </table:table-cell>
          <table:table-cell office:value-type="string">
            <text:p>BN</text:p>
          </table:table-cell>
          <table:table-cell office:value-type="string">
            <text:p>METHOTREXATE</text:p>
          </table:table-cell>
          <table:table-cell office:value-type="string">
            <text:p>methotrexate</text:p>
          </table:table-cell>
          <table:table-cell table:number-columns-repeated="1014"/>
        </table:table-row>
        <table:table-row table:style-name="ro1">
          <table:table-cell office:value-type="string">
            <text:p>103</text:p>
          </table:table-cell>
          <table:table-cell office:value-type="string">
            <text:p>BNnskj8ts131btvjb8o3rmkfsbeitdv0mr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93">
            <text:p>19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</text:p>
          </table:table-cell>
          <table:table-cell office:value-type="string">
            <text:p>bepanthen</text:p>
          </table:table-cell>
          <table:table-cell table:number-columns-repeated="1014"/>
        </table:table-row>
        <table:table-row table:style-name="ro1">
          <table:table-cell office:value-type="string">
            <text:p>126</text:p>
          </table:table-cell>
          <table:table-cell office:value-type="string">
            <text:p>BNseivd6lkjgbl38oe6qb78odeffi34bab</text:p>
          </table:table-cell>
          <table:table-cell office:value-type="float" office:value="16">
            <text:p>16</text:p>
          </table:table-cell>
          <table:table-cell office:value-type="float" office:value="0.0208333333333333">
            <text:p>0,0208333333</text:p>
          </table:table-cell>
          <table:table-cell office:value-type="float" office:value="267">
            <text:p>267</text:p>
          </table:table-cell>
          <table:table-cell office:value-type="string">
            <text:p>TRUE</text:p>
          </table:table-cell>
          <table:table-cell office:value-type="float" office:value="0.03125">
            <text:p>0,03125</text:p>
          </table:table-cell>
          <table:table-cell office:value-type="string">
            <text:p>BN</text:p>
          </table:table-cell>
          <table:table-cell office:value-type="string">
            <text:p>EVRA</text:p>
          </table:table-cell>
          <table:table-cell office:value-type="string">
            <text:p>evra</text:p>
          </table:table-cell>
          <table:table-cell table:number-columns-repeated="1014"/>
        </table:table-row>
        <table:table-row table:style-name="ro1">
          <table:table-cell office:value-type="string">
            <text:p>1</text:p>
          </table:table-cell>
          <table:table-cell office:value-type="string">
            <text:p>BN06012kovrrmbkrvjlvhjdnqc468rkg1e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22">
            <text:p>22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GLUCOPHAGE</text:p>
          </table:table-cell>
          <table:table-cell office:value-type="string">
            <text:p>glucophage</text:p>
          </table:table-cell>
          <table:table-cell table:number-columns-repeated="1014"/>
        </table:table-row>
        <table:table-row table:style-name="ro1">
          <table:table-cell office:value-type="string">
            <text:p>14</text:p>
          </table:table-cell>
          <table:table-cell office:value-type="string">
            <text:p>BN2ugkdspcu9b9dselq6h6apuo2rnv6b3a</text:p>
          </table:table-cell>
          <table:table-cell office:value-type="float" office:value="17">
            <text:p>17</text:p>
          </table:table-cell>
          <table:table-cell office:value-type="float" office:value="0.00343642611683849">
            <text:p>0,0034364261</text:p>
          </table:table-cell>
          <table:table-cell office:value-type="float" office:value="86">
            <text:p>86</text:p>
          </table:table-cell>
          <table:table-cell office:value-type="string">
            <text:p>TRUE</text:p>
          </table:table-cell>
          <table:table-cell office:value-type="float" office:value="0.00343642611683849">
            <text:p>0,0034364261</text:p>
          </table:table-cell>
          <table:table-cell office:value-type="string">
            <text:p>BN</text:p>
          </table:table-cell>
          <table:table-cell office:value-type="string">
            <text:p>ALMA</text:p>
          </table:table-cell>
          <table:table-cell office:value-type="string">
            <text:p>alma</text:p>
          </table:table-cell>
          <table:table-cell table:number-columns-repeated="1014"/>
        </table:table-row>
        <table:table-row table:style-name="ro1">
          <table:table-cell office:value-type="string">
            <text:p>31</text:p>
          </table:table-cell>
          <table:table-cell office:value-type="string">
            <text:p>BN7chljq13tto71mdf7isbm7lfheh8r7b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288">
            <text:p>28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OCO</text:p>
          </table:table-cell>
          <table:table-cell office:value-type="string">
            <text:p>toco</text:p>
          </table:table-cell>
          <table:table-cell table:number-columns-repeated="1014"/>
        </table:table-row>
        <table:table-row table:style-name="ro1">
          <table:table-cell office:value-type="string">
            <text:p>86</text:p>
          </table:table-cell>
          <table:table-cell office:value-type="string">
            <text:p>BNil17l7sl5r0d1dij98ohjaearhr7k757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5">
            <text:p>33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VANIC</text:p>
          </table:table-cell>
          <table:table-cell office:value-type="string">
            <text:p>tavanic</text:p>
          </table:table-cell>
          <table:table-cell table:number-columns-repeated="1014"/>
        </table:table-row>
        <table:table-row table:style-name="ro1">
          <table:table-cell office:value-type="string">
            <text:p>114</text:p>
          </table:table-cell>
          <table:table-cell office:value-type="string">
            <text:p>BNq4l1dfqb98jmq5khrtfsdjosqijtfih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49">
            <text:p>34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CORTANCYL</text:p>
          </table:table-cell>
          <table:table-cell office:value-type="string">
            <text:p>cortancyl</text:p>
          </table:table-cell>
          <table:table-cell table:number-columns-repeated="1014"/>
        </table:table-row>
        <table:table-row table:style-name="ro1">
          <table:table-cell office:value-type="string">
            <text:p>140</text:p>
          </table:table-cell>
          <table:table-cell office:value-type="string">
            <text:p>substance10017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453">
            <text:p>45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IFÃ‰PRISTONE</text:p>
          </table:table-cell>
          <table:table-cell office:value-type="string">
            <text:p>mifepristone</text:p>
          </table:table-cell>
          <table:table-cell table:number-columns-repeated="1014"/>
        </table:table-row>
        <table:table-row table:style-name="ro2">
          <table:table-cell office:value-type="string">
            <text:p>157</text:p>
          </table:table-cell>
          <table:table-cell office:value-type="string">
            <text:p>substance10115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36">
            <text:p>33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HISTAMINE</text:p>
          </table:table-cell>
          <table:table-cell office:value-type="string">
            <text:p>histamine</text:p>
          </table:table-cell>
          <table:table-cell table:number-columns-repeated="1014"/>
        </table:table-row>
        <table:table-row table:style-name="ro1">
          <table:table-cell office:value-type="string">
            <text:p>8</text:p>
          </table:table-cell>
          <table:table-cell office:value-type="string">
            <text:p>BN1c4b7u7oqrral7jciqchkeckl4ptiio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9">
            <text:p>18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AUME AROMA</text:p>
          </table:table-cell>
          <table:table-cell office:value-type="string">
            <text:p>baume aroma</text:p>
          </table:table-cell>
          <table:table-cell table:number-columns-repeated="1014"/>
        </table:table-row>
        <table:table-row table:style-name="ro1">
          <table:table-cell office:value-type="string">
            <text:p>42</text:p>
          </table:table-cell>
          <table:table-cell office:value-type="string">
            <text:p>BN9eoddfiaparrjr4p0hr6fhgik0407sdr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03">
            <text:p>30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ELOX</text:p>
          </table:table-cell>
          <table:table-cell office:value-type="string">
            <text:p>orelox</text:p>
          </table:table-cell>
          <table:table-cell table:number-columns-repeated="1014"/>
        </table:table-row>
        <table:table-row table:style-name="ro1">
          <table:table-cell office:value-type="string">
            <text:p>48</text:p>
          </table:table-cell>
          <table:table-cell office:value-type="string">
            <text:p>BNamg71de921ed97uq4m0rm2i8puv630gt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5">
            <text:p>1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ERALENE</text:p>
          </table:table-cell>
          <table:table-cell office:value-type="string">
            <text:p>theralene</text:p>
          </table:table-cell>
          <table:table-cell table:number-columns-repeated="1014"/>
        </table:table-row>
        <table:table-row table:style-name="ro1">
          <table:table-cell office:value-type="string">
            <text:p>112</text:p>
          </table:table-cell>
          <table:table-cell office:value-type="string">
            <text:p>BNq30knf8hg8af775f5hfva46napf526g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47">
            <text:p>3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PHEDRINE</text:p>
          </table:table-cell>
          <table:table-cell office:value-type="string">
            <text:p>ephedrine</text:p>
          </table:table-cell>
          <table:table-cell table:number-columns-repeated="1014"/>
        </table:table-row>
        <table:table-row table:style-name="ro2">
          <table:table-cell office:value-type="string">
            <text:p>142</text:p>
          </table:table-cell>
          <table:table-cell office:value-type="string">
            <text:p>substance10027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247">
            <text:p>24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GIROFLE</text:p>
          </table:table-cell>
          <table:table-cell office:value-type="string">
            <text:p>girofle</text:p>
          </table:table-cell>
          <table:table-cell table:number-columns-repeated="1014"/>
        </table:table-row>
        <table:table-row table:style-name="ro1">
          <table:table-cell office:value-type="string">
            <text:p>11</text:p>
          </table:table-cell>
          <table:table-cell office:value-type="string">
            <text:p>BN1ui43rp7chvqfah84rja9d44tr5ikdr5</text:p>
          </table:table-cell>
          <table:table-cell office:value-type="float" office:value="19">
            <text:p>19</text:p>
          </table:table-cell>
          <table:table-cell office:value-type="float" office:value="0.00711743772241993">
            <text:p>0,0071174377</text:p>
          </table:table-cell>
          <table:table-cell office:value-type="float" office:value="153">
            <text:p>153</text:p>
          </table:table-cell>
          <table:table-cell office:value-type="string">
            <text:p>TRUE</text:p>
          </table:table-cell>
          <table:table-cell office:value-type="float" office:value="0.0106761565836299">
            <text:p>0,0106761566</text:p>
          </table:table-cell>
          <table:table-cell office:value-type="string">
            <text:p>BN</text:p>
          </table:table-cell>
          <table:table-cell office:value-type="string">
            <text:p>ADRENALINE</text:p>
          </table:table-cell>
          <table:table-cell office:value-type="string">
            <text:p>adrenaline</text:p>
          </table:table-cell>
          <table:table-cell table:number-columns-repeated="1014"/>
        </table:table-row>
        <table:table-row table:style-name="ro1">
          <table:table-cell office:value-type="string">
            <text:p>73</text:p>
          </table:table-cell>
          <table:table-cell office:value-type="string">
            <text:p>BNggliph5fhr5h6dgot4u0j24f7ao2gppo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13">
            <text:p>2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IVALONE</text:p>
          </table:table-cell>
          <table:table-cell office:value-type="string">
            <text:p>pivalone</text:p>
          </table:table-cell>
          <table:table-cell table:number-columns-repeated="1014"/>
        </table:table-row>
        <table:table-row table:style-name="ro1">
          <table:table-cell office:value-type="string">
            <text:p>148</text:p>
          </table:table-cell>
          <table:table-cell office:value-type="string">
            <text:p>substance10052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4">
            <text:p>2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UBÃ‰PINE</text:p>
          </table:table-cell>
          <table:table-cell office:value-type="string">
            <text:p>aubepine</text:p>
          </table:table-cell>
          <table:table-cell table:number-columns-repeated="1014"/>
        </table:table-row>
        <table:table-row table:style-name="ro2">
          <table:table-cell office:value-type="string">
            <text:p>149</text:p>
          </table:table-cell>
          <table:table-cell office:value-type="string">
            <text:p>substance100556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45">
            <text:p>24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ASSIFLORE</text:p>
          </table:table-cell>
          <table:table-cell office:value-type="string">
            <text:p>passiflore</text:p>
          </table:table-cell>
          <table:table-cell table:number-columns-repeated="1014"/>
        </table:table-row>
        <table:table-row table:style-name="ro1">
          <table:table-cell office:value-type="string">
            <text:p>9</text:p>
          </table:table-cell>
          <table:table-cell office:value-type="string">
            <text:p>BN1gk1bv00kkrmu746e6b5nlp94ukodvi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EPANTHENE</text:p>
          </table:table-cell>
          <table:table-cell office:value-type="string">
            <text:p>bepanthene</text:p>
          </table:table-cell>
          <table:table-cell table:number-columns-repeated="1014"/>
        </table:table-row>
        <table:table-row table:style-name="ro1">
          <table:table-cell office:value-type="string">
            <text:p>18</text:p>
          </table:table-cell>
          <table:table-cell office:value-type="string">
            <text:p>BN48fjjgqf8dvepcfhird536g7mm1oddt9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199">
            <text:p>199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YNOVA</text:p>
          </table:table-cell>
          <table:table-cell office:value-type="string">
            <text:p>progynova</text:p>
          </table:table-cell>
          <table:table-cell table:number-columns-repeated="1014"/>
        </table:table-row>
        <table:table-row table:style-name="ro2">
          <table:table-cell office:value-type="string">
            <text:p>143</text:p>
          </table:table-cell>
          <table:table-cell office:value-type="string">
            <text:p>substance100273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TAURINE</text:p>
          </table:table-cell>
          <table:table-cell office:value-type="string">
            <text:p>taurine</text:p>
          </table:table-cell>
          <table:table-cell table:number-columns-repeated="1014"/>
        </table:table-row>
        <table:table-row table:style-name="ro2">
          <table:table-cell office:value-type="string">
            <text:p>23</text:p>
          </table:table-cell>
          <table:table-cell office:value-type="string">
            <text:p>BN5ca97liaka7gpjlrme1kpdqn6cqn5p6n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16">
            <text:p>1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ESTIMA</text:p>
          </table:table-cell>
          <table:table-cell office:value-type="string">
            <text:p>estima</text:p>
          </table:table-cell>
          <table:table-cell table:number-columns-repeated="1014"/>
        </table:table-row>
        <table:table-row table:style-name="ro1">
          <table:table-cell office:value-type="string">
            <text:p>26</text:p>
          </table:table-cell>
          <table:table-cell office:value-type="string">
            <text:p>BN5ol48c10b83pniuv73lkps41ih7rosk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GESTAN</text:p>
          </table:table-cell>
          <table:table-cell office:value-type="string">
            <text:p>progestan</text:p>
          </table:table-cell>
          <table:table-cell table:number-columns-repeated="1014"/>
        </table:table-row>
        <table:table-row table:style-name="ro1">
          <table:table-cell office:value-type="string">
            <text:p>124</text:p>
          </table:table-cell>
          <table:table-cell office:value-type="string">
            <text:p>BNs2hp0eugu8575j76pd273o9qgjl61nol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UVESTEROL D</text:p>
          </table:table-cell>
          <table:table-cell office:value-type="string">
            <text:p>uvesterol d</text:p>
          </table:table-cell>
          <table:table-cell table:number-columns-repeated="1014"/>
        </table:table-row>
        <table:table-row table:style-name="ro2">
          <table:table-cell office:value-type="string">
            <text:p>187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LEVURE</text:p>
          </table:table-cell>
          <table:table-cell office:value-type="string">
            <text:p>levure</text:p>
          </table:table-cell>
          <table:table-cell table:number-columns-repeated="1014"/>
        </table:table-row>
        <table:table-row table:style-name="ro1">
          <table:table-cell office:value-type="string">
            <text:p>188</text:p>
          </table:table-cell>
          <table:table-cell office:value-type="string">
            <text:p>substance4168</text:p>
          </table:table-cell>
          <table:table-cell office:value-type="float" office:value="25">
            <text:p>25</text:p>
          </table:table-cell>
          <table:table-cell office:value-type="float" office:value="0.00112994350282486">
            <text:p>0,0011299435</text:p>
          </table:table-cell>
          <table:table-cell office:value-type="float" office:value="52">
            <text:p>52</text:p>
          </table:table-cell>
          <table:table-cell office:value-type="string">
            <text:p>TRUE</text:p>
          </table:table-cell>
          <table:table-cell office:value-type="float" office:value="0.00112994350282486">
            <text:p>0,0011299435</text:p>
          </table:table-cell>
          <table:table-cell office:value-type="string">
            <text:p>PIN</text:p>
          </table:table-cell>
          <table:table-cell office:value-type="string">
            <text:p>SACCHAROMYCES CEREVISIAE</text:p>
          </table:table-cell>
          <table:table-cell office:value-type="string">
            <text:p>saccharomyces cerevisiae</text:p>
          </table:table-cell>
          <table:table-cell table:number-columns-repeated="1014"/>
        </table:table-row>
        <table:table-row table:style-name="ro2">
          <table:table-cell office:value-type="string">
            <text:p>2</text:p>
          </table:table-cell>
          <table:table-cell office:value-type="string">
            <text:p>BN0dp7sj0gkf9lledh3n7l3nljnigaj8jq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RILL</text:p>
          </table:table-cell>
          <table:table-cell office:value-type="string">
            <text:p>drill</text:p>
          </table:table-cell>
          <table:table-cell table:number-columns-repeated="1014"/>
        </table:table-row>
        <table:table-row table:style-name="ro1">
          <table:table-cell office:value-type="string">
            <text:p>30</text:p>
          </table:table-cell>
          <table:table-cell office:value-type="string">
            <text:p>BN7990d7t8t2a4p6krgjb2grb0trgacm86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OROMONE</text:p>
          </table:table-cell>
          <table:table-cell office:value-type="string">
            <text:p>oromone</text:p>
          </table:table-cell>
          <table:table-cell table:number-columns-repeated="1014"/>
        </table:table-row>
        <table:table-row table:style-name="ro1">
          <table:table-cell office:value-type="string">
            <text:p>74</text:p>
          </table:table-cell>
          <table:table-cell office:value-type="string">
            <text:p>BNgn51fo4ta6li8rbc1i9p3j424scaaqcc</text:p>
          </table:table-cell>
          <table:table-cell office:value-type="float" office:value="27">
            <text:p>27</text:p>
          </table:table-cell>
          <table:table-cell office:value-type="float" office:value="0.00347222222222222">
            <text:p>0,0034722222</text:p>
          </table:table-cell>
          <table:table-cell office:value-type="float" office:value="147">
            <text:p>147</text:p>
          </table:table-cell>
          <table:table-cell office:value-type="string">
            <text:p>TRUE</text:p>
          </table:table-cell>
          <table:table-cell office:value-type="float" office:value="0.00347222222222222">
            <text:p>0,0034722222</text:p>
          </table:table-cell>
          <table:table-cell office:value-type="string">
            <text:p>BN</text:p>
          </table:table-cell>
          <table:table-cell office:value-type="string">
            <text:p>NORADRENALINE</text:p>
          </table:table-cell>
          <table:table-cell office:value-type="string">
            <text:p>noradrenaline</text:p>
          </table:table-cell>
          <table:table-cell table:number-columns-repeated="1014"/>
        </table:table-row>
        <table:table-row table:style-name="ro1">
          <table:table-cell office:value-type="string">
            <text:p>60</text:p>
          </table:table-cell>
          <table:table-cell office:value-type="string">
            <text:p>BNdgkahderieb4577cb2ehs8vptvhrj3bb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34">
            <text:p>23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UBUTEX</text:p>
          </table:table-cell>
          <table:table-cell office:value-type="string">
            <text:p>subutex</text:p>
          </table:table-cell>
          <table:table-cell table:number-columns-repeated="1014"/>
        </table:table-row>
        <table:table-row table:style-name="ro1">
          <table:table-cell office:value-type="string">
            <text:p>123</text:p>
          </table:table-cell>
          <table:table-cell office:value-type="string">
            <text:p>BNrm21178t8uhk4brb5n0h09umjp3257n4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194">
            <text:p>19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MPERIDONE</text:p>
          </table:table-cell>
          <table:table-cell office:value-type="string">
            <text:p>domperidone</text:p>
          </table:table-cell>
          <table:table-cell table:number-columns-repeated="1014"/>
        </table:table-row>
        <table:table-row table:style-name="ro2">
          <table:table-cell office:value-type="string">
            <text:p>167</text:p>
          </table:table-cell>
          <table:table-cell office:value-type="string">
            <text:p>substance200207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ESTRADIOL</text:p>
          </table:table-cell>
          <table:table-cell office:value-type="string">
            <text:p>estradiol</text:p>
          </table:table-cell>
          <table:table-cell table:number-columns-repeated="1014"/>
        </table:table-row>
        <table:table-row table:style-name="ro1">
          <table:table-cell office:value-type="string">
            <text:p>20</text:p>
          </table:table-cell>
          <table:table-cell office:value-type="string">
            <text:p>BN4v9np4dir84aeojobpcih9o40hv2j24n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124">
            <text:p>124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VOGALENE</text:p>
          </table:table-cell>
          <table:table-cell office:value-type="string">
            <text:p>vogalene</text:p>
          </table:table-cell>
          <table:table-cell table:number-columns-repeated="1014"/>
        </table:table-row>
        <table:table-row table:style-name="ro1">
          <table:table-cell office:value-type="string">
            <text:p>61</text:p>
          </table:table-cell>
          <table:table-cell office:value-type="string">
            <text:p>BNdi0kr6n8tvkfuukr9v33cih0bidj009e</text:p>
          </table:table-cell>
          <table:table-cell office:value-type="float" office:value="34">
            <text:p>34</text:p>
          </table:table-cell>
          <table:table-cell office:value-type="float" office:value="0.00065359477124183">
            <text:p>0,0006535948</text:p>
          </table:table-cell>
          <table:table-cell office:value-type="float" office:value="14">
            <text:p>14</text:p>
          </table:table-cell>
          <table:table-cell office:value-type="string">
            <text:p>TRUE</text:p>
          </table:table-cell>
          <table:table-cell office:value-type="float" office:value="0.00130718954248366">
            <text:p>0,0013071895</text:p>
          </table:table-cell>
          <table:table-cell office:value-type="string">
            <text:p>BN</text:p>
          </table:table-cell>
          <table:table-cell office:value-type="string">
            <text:p>CYTOTEC</text:p>
          </table:table-cell>
          <table:table-cell office:value-type="string">
            <text:p>cytotec</text:p>
          </table:table-cell>
          <table:table-cell table:number-columns-repeated="1014"/>
        </table:table-row>
        <table:table-row table:style-name="ro1">
          <table:table-cell office:value-type="string">
            <text:p>184</text:p>
          </table:table-cell>
          <table:table-cell office:value-type="string">
            <text:p>substance26997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Ã‰ VERT</text:p>
          </table:table-cell>
          <table:table-cell office:value-type="string">
            <text:p>the vert</text:p>
          </table:table-cell>
          <table:table-cell table:number-columns-repeated="1014"/>
        </table:table-row>
        <table:table-row table:style-name="ro1">
          <table:table-cell office:value-type="string">
            <text:p>58</text:p>
          </table:table-cell>
          <table:table-cell office:value-type="string">
            <text:p>BNclmnokjp42a2q4v504gcqqkmc2suc5fp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HAIS</text:p>
          </table:table-cell>
          <table:table-cell office:value-type="string">
            <text:p>thais</text:p>
          </table:table-cell>
          <table:table-cell table:number-columns-repeated="1014"/>
        </table:table-row>
        <table:table-row table:style-name="ro1">
          <table:table-cell office:value-type="string">
            <text:p>96</text:p>
          </table:table-cell>
          <table:table-cell office:value-type="string">
            <text:p>BNlu3octja7k81j4msee3r08g58dpisvp0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BISEPTINE</text:p>
          </table:table-cell>
          <table:table-cell office:value-type="string">
            <text:p>biseptine</text:p>
          </table:table-cell>
          <table:table-cell table:number-columns-repeated="1014"/>
        </table:table-row>
        <table:table-row table:style-name="ro1">
          <table:table-cell office:value-type="string">
            <text:p>107</text:p>
          </table:table-cell>
          <table:table-cell office:value-type="string">
            <text:p>BNpar2g364fh30vsdhi3h6o21fd22gh50u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97">
            <text:p>9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IMPERAN</text:p>
          </table:table-cell>
          <table:table-cell office:value-type="string">
            <text:p>primperan</text:p>
          </table:table-cell>
          <table:table-cell table:number-columns-repeated="1014"/>
        </table:table-row>
        <table:table-row table:style-name="ro2">
          <table:table-cell office:value-type="string">
            <text:p>160</text:p>
          </table:table-cell>
          <table:table-cell office:value-type="string">
            <text:p>substance101453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UMINIUM</text:p>
          </table:table-cell>
          <table:table-cell office:value-type="string">
            <text:p>aluminium</text:p>
          </table:table-cell>
          <table:table-cell table:number-columns-repeated="1014"/>
        </table:table-row>
        <table:table-row table:style-name="ro2">
          <table:table-cell office:value-type="string">
            <text:p>169</text:p>
          </table:table-cell>
          <table:table-cell office:value-type="string">
            <text:p>substance200270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141">
            <text:p>14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IODE</text:p>
          </table:table-cell>
          <table:table-cell office:value-type="string">
            <text:p>iode</text:p>
          </table:table-cell>
          <table:table-cell table:number-columns-repeated="1014"/>
        </table:table-row>
        <table:table-row table:style-name="ro2">
          <table:table-cell office:value-type="string">
            <text:p>180</text:p>
          </table:table-cell>
          <table:table-cell office:value-type="string">
            <text:p>substance218</text:p>
          </table:table-cell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PIN</text:p>
          </table:table-cell>
          <table:table-cell office:value-type="string">
            <text:p>THYM</text:p>
          </table:table-cell>
          <table:table-cell office:value-type="string">
            <text:p>thym</text:p>
          </table:table-cell>
          <table:table-cell table:number-columns-repeated="1014"/>
        </table:table-row>
        <table:table-row table:style-name="ro1">
          <table:table-cell office:value-type="string">
            <text:p>68</text:p>
          </table:table-cell>
          <table:table-cell office:value-type="string">
            <text:p>BNfe4iolgdgorimpadcm3ps3tc363q718r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SALBUMOL</text:p>
          </table:table-cell>
          <table:table-cell office:value-type="string">
            <text:p>salbumol</text:p>
          </table:table-cell>
          <table:table-cell table:number-columns-repeated="1014"/>
        </table:table-row>
        <table:table-row table:style-name="ro1">
          <table:table-cell office:value-type="string">
            <text:p>110</text:p>
          </table:table-cell>
          <table:table-cell office:value-type="string">
            <text:p>BNpmrtrsf89m3hngkjfqv46idmbin06a4s</text:p>
          </table:table-cell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RIVOTRIL</text:p>
          </table:table-cell>
          <table:table-cell office:value-type="string">
            <text:p>rivotril</text:p>
          </table:table-cell>
          <table:table-cell table:number-columns-repeated="1014"/>
        </table:table-row>
        <table:table-row table:style-name="ro3">
          <table:table-cell office:value-type="string">
            <text:p>175</text:p>
          </table:table-cell>
          <table:table-cell office:value-type="string">
            <text:p>substance20040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POTASSIUM</text:p>
          </table:table-cell>
          <table:table-cell office:value-type="string">
            <text:p>potassiu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m substance endogène + dosage bio</text:p>
            <text:p>+ici, pb par exemple pour le E87, non pris en compte car tous les codes des termes candidats comportent au moins 4 lettre+chiffre</text:p>
            <text:p>idem pb des doublons</text:p>
          </table:table-cell>
          <table:table-cell office:value-type="string">
            <text:p>2430 <text:s text:c="2"/>E876 <text:s text:c="15"/>HYPOKALIEMIE</text:p>
            <text:p>112815 <text:s/>E87 TROUBLE HYDROELECTROLYTIQUE</text:p>
            <text:p>198633 M100 <text:s text:c="12"/>LITHIASE URIQUE</text:p>
            <text:p>198643 <text:s/>E79 <text:s text:c="14"/>HYPERURATURIE</text:p>
            <text:p>198647 <text:s/>M10 <text:s text:c="21"/>GOUTTE</text:p>
            <text:p>198653 M118 <text:s text:c="21"/>GOUTTE</text:p>
            <text:p>348299 <text:s/>N17 <text:s text:c="2"/>INSUFFISANCE RENALE AIGUE</text:p>
          </table:table-cell>
          <table:table-cell/>
          <table:table-cell table:style-name="ce9" office:value-type="string">
            <text:p>Post 10 =&gt; difficulté car décrit une situation potentiellement risquée, même si ici pas médicament mais sbstce endogène</text:p>
          </table:table-cell>
          <table:table-cell table:number-columns-repeated="1007"/>
        </table:table-row>
        <table:table-row table:style-name="ro4">
          <table:table-cell office:value-type="string">
            <text:p>3</text:p>
          </table:table-cell>
          <table:table-cell office:value-type="string">
            <text:p>BN0k7d9k6omqm4672jdcjhqo545gqkdgn6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06">
            <text:p>106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TARDYFERON</text:p>
          </table:table-cell>
          <table:table-cell office:value-type="string">
            <text:p>tardyferon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<text:span text:style-name="T1">Tardyferon B9 est indiqué seulement chez la femme enceinte.</text:span></text:p>
            <text:p>Traitement préventif des carences en fer et en acide folique en cas de grossesse lorsqu’un apport alimentaire suffisant ne peut être assuré.</text:p>
            <text:p>indiqué chez les adultes et les enfants âgés de plus de 6 ans.</text:p>
            <text:p>· Traitement curatif de l’anémie par carence martiale.</text:p>
            <text:p>· Traitement préventif de la carence martiale de la femme enceinte lorsqu'un apport alimentaire suffisant en fer ne peut être assuré.</text:p>
          </table:table-cell>
          <table:table-cell office:value-type="string">
            <text:p>Ne doit pas être utilisé dans la prévention primaire des risques d'anomalies embryonnaires de fermeture du tube neural (AFTN : spina bifida...).</text:p>
            <text:p>Surcharge martiale en particulier anémie normo ou hypersidérémique telle que thalassémie, anémie réfractaire, anémie par insuffisance médullaire.</text:p>
            <text:p>· Hypersensibilité à la substance active ou à l’un des excipients mentionnés à la rubrique 6.1.</text:p>
          </table:table-cell>
          <table:table-cell office:value-type="string">
            <text:p>on ne sait jamais si anémie par carence martiale ou si autre, alors que certains autres types d'anémie sont des CI</text:p>
          </table:table-cell>
          <table:table-cell table:number-columns-repeated="1007"/>
        </table:table-row>
        <table:table-row table:style-name="ro5">
          <table:table-cell office:value-type="string">
            <text:p>122</text:p>
          </table:table-cell>
          <table:table-cell office:value-type="string">
            <text:p>BNrhs53d0elrgvka4maig3j9evuei7tqmo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DOPAMINE</text:p>
          </table:table-cell>
          <table:table-cell office:value-type="string">
            <text:p>dopamine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m molécule endogène, souvent physiopath neurolpetiques ou autres maladies évoquées</text:p>
          </table:table-cell>
          <table:table-cell office:value-type="string">
            <text:p>Syndromes de bas débit, entre autres d'étiologie suivante:</text:p>
            <text:p>· bas débit après chirurgie cardiaque,</text:p>
            <text:p>· états de choc d'origine toxi-infectieuse après remplissage vasculaire et après vérification de la fonction myocardique,</text:p>
            <text:p>· chutes tensionnelles importantes après anesthésie péridurale et rachianesthésie.</text:p>
          </table:table-cell>
          <table:table-cell office:value-type="string">
            <text:p>obstacle mécanique au remplissage ou à l'éjection, notamment cardiomyopathie obstructive, rétrécissement aortique serré,</text:p>
            <text:p>· hypersensibilité à la dopamine.</text:p>
            <text:p>déconseillé en cas d'association aux anesthésiques volatils halogénés, aux antidépresseurs imipraminiques, à la guanéthidine et apparentés</text:p>
          </table:table-cell>
          <table:table-cell table:number-columns-repeated="1008"/>
        </table:table-row>
        <table:table-row table:style-name="ro6">
          <table:table-cell office:value-type="string">
            <text:p>128</text:p>
          </table:table-cell>
          <table:table-cell office:value-type="string">
            <text:p>BNt1976mg5uehr5431dc0srj0ub088dd56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MOTILIUM</text:p>
          </table:table-cell>
          <table:table-cell office:value-type="string">
            <text:p>motilium</text:p>
          </table:table-cell>
          <table:table-cell office:value-type="float" office:value="0.5">
            <text:p>0,5</text:p>
          </table:table-cell>
          <table:table-cell office:value-type="string">
            <text:p>d'indication</text:p>
          </table:table-cell>
          <table:table-cell office:value-type="float" office:value="0">
            <text:p>0</text:p>
          </table:table-cell>
          <table:table-cell/>
          <table:table-cell table:style-name="ce7" office:value-type="string">
            <text:p>soulagement des symptômes de type nausées et vomissements, sensations de distension épigastrique, gêne au niveau supérieur de l'abdomen et régurgitations gastriques.</text:p>
          </table:table-cell>
          <table:table-cell table:style-name="ce7" office:value-type="string">
            <text:p>hypersensibilité à la substance active</text:p>
            <text:p>· tumeur hypophysaire à prolactine (prolactinome) ;</text:p>
            <text:p>· lorsque la stimulation de la motricité gastrique peut s’avérer nocive, par exemple chez les patients présentant une hémorragie gastro-intestinale, une obstruction mécanique ou une perforation.</text:p>
            <text:p>· chez les patients atteints d’une insuffisance hépatique modérée ou sévère (voir rubrique 5.2).</text:p>
            <text:p>· chez les patients ayant un allongement connu des intervalles de conduction cardiaque, notamment de l'intervalle QTc, les patients présentant des troubles électrolytiques importants ou des maladies cardiaques sous-jacentes telles qu'une insuffisance cardiaque congestive (voir rubrique 4.4).</text:p>
            <text:p>· administration concomitante avec les médicaments qui allongent l'intervalle QT, à l’exception de l’apomorphine (voir les rubriques 4.4 et 4.5).</text:p>
            <text:p>· administration concomitante avec les inhibiteurs puissants du CYP3A4 (quels que soient leurs effets d'allongement de l'intervalle QT) (voir rubrique 4.5).</text:p>
            <text:p>En raison de la présence d'aspartam, ce médicament est contre-indiqué en cas de phénylcétonurie</text:p>
          </table:table-cell>
          <table:table-cell office:value-type="string">
            <text:p>Post 7 + 8 + 9 cité pour indic = RGO</text:p>
          </table:table-cell>
          <table:table-cell table:number-columns-repeated="1007"/>
        </table:table-row>
        <table:table-row table:style-name="ro6">
          <table:table-cell office:value-type="string">
            <text:p>29</text:p>
          </table:table-cell>
          <table:table-cell office:value-type="string">
            <text:p>BN6vchm8hr9l8mvc14dm3d68ao3r0ga8g3</text:p>
          </table:table-cell>
          <table:table-cell office:value-type="float" office:value="65">
            <text:p>65</text:p>
          </table:table-cell>
          <table:table-cell office:value-type="float" office:value="0.00049800796812749">
            <text:p>0,000498008</text:p>
          </table:table-cell>
          <table:table-cell office:value-type="float" office:value="28">
            <text:p>28</text:p>
          </table:table-cell>
          <table:table-cell office:value-type="string">
            <text:p>TRUE</text:p>
          </table:table-cell>
          <table:table-cell office:value-type="float" office:value="0.00049800796812749">
            <text:p>0,000498008</text:p>
          </table:table-cell>
          <table:table-cell office:value-type="string">
            <text:p>BN</text:p>
          </table:table-cell>
          <table:table-cell office:value-type="string">
            <text:p>UTROGESTAN</text:p>
          </table:table-cell>
          <table:table-cell office:value-type="string">
            <text:p>utrogestan</text:p>
          </table:table-cell>
          <table:table-cell office:value-type="float" office:value="1">
            <text:p>1</text:p>
          </table:table-cell>
          <table:table-cell office:value-type="string">
            <text:p>mésusage d'indicati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Voie orale</text:p>
            <text:p>Troubles liés à une insuffisance en progestérone en particulier:</text:p>
            <text:p>· syndrome prémenstruel,</text:p>
            <text:p>· irrégularités menstruelles par dysovulation ou anovulation,</text:p>
            <text:p>· mastopathies bénignes,</text:p>
            <text:p>· préménopause,</text:p>
            <text:p>· traitement substitutif de la ménopause (en complément du traitement estrogénique).</text:p>
            <text:p>Voie vaginale</text:p>
            <text:p>· substitution en progestérone au cours des insuffisances ovariennes ou déficits complets des femmes ovarioprives (dons d'ovocytes),</text:p>
            <text:p>· supplémentation de la phase lutéale au cours des cycles de fécondation in vitro (FIV),</text:p>
            <text:p>· supplémentation de la phase lutéale au cours de cycles spontanés ou induits, en cas d'hypofertilité ou de stérilité primaire ou secondaire notamment par dysovulation,</text:p>
            <text:p>· en cas de menace d'avortement ou de prévention d'avortement à répétition par insuffisance lutéale, jusqu'à la 12ème semaine de grossesse.</text:p>
            <text:p>Dans toutes les autres indications de la progestérone, la voie vaginale représente une alternative à la voie orale en cas:</text:p>
            <text:p>· d'effets secondaires dus à la progestérone (somnolence après absorption par voie orale).</text:p>
          </table:table-cell>
          <table:table-cell table:style-name="ce7" office:value-type="string">
            <text:p>· tumeur hypophysaire à prolactine (prolactinome) ;</text:p>
          </table:table-cell>
          <table:table-cell office:value-type="string">
            <text:p>Post 3 et 4 =&gt; utilisé pour lutter contre fausses couches sur hématome // pb de la compréhension du dossier par une personne non prof de santé (est-ce que pas plutôt donné en prév des FC par insuffisance lutéale?)</text:p>
            <text:p>Paradoxalement post 5 =&gt; bonne indication</text:p>
          </table:table-cell>
          <table:table-cell table:number-columns-repeated="1007"/>
        </table:table-row>
        <table:table-row table:style-name="ro3">
          <table:table-cell office:value-type="string">
            <text:p>145</text:p>
          </table:table-cell>
          <table:table-cell office:value-type="string">
            <text:p>substance100299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87">
            <text:p>87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ALBUMINE</text:p>
          </table:table-cell>
          <table:table-cell office:value-type="string">
            <text:p>albumine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ystématiquement cité le dosage bio et non la molécule</text:p>
          </table:table-cell>
          <table:table-cell table:style-name="ce8" office:value-type="string">
            <text:p>Restauration et maintien du volume de sang circulant lorsqu'un déficit volumique a été établi et que l'utilisation d'un colloïde est appropriée. / Le choix de l'albumine préférentiellement à un colloïde de synthèse sera fonction de l'état clinique de chaque patient, en se basant sur les recommandations officielles.</text:p>
            <text:p>Si albumine iodée / technétium  : Ce médicament est à usage diagnostique uniquement. / Mesure du volume plasmatique. / Détermination du taux de renouvellement de l'albumine plasmatique. /· Scintigraphie de perfusion pulmonaire /· Recherche de shunts pulmonaires / diagnostic d'embolie pulmonaire, associé à une scintigraphie de perfusion. / évaluation semi-quantitative de la ventilation pulmonaire</text:p>
          </table:table-cell>
          <table:table-cell table:style-name="ce7" office:value-type="string">
            <text:p>· lorsque la stimulation de la motricité gastrique peut s’avérer nocive, par exemple chez les patients présentant une hémorragie gastro-intestinale, une obstruction mécanique ou une perforation.</text:p>
          </table:table-cell>
          <table:table-cell table:number-columns-repeated="1008"/>
        </table:table-row>
        <table:table-row table:style-name="ro5">
          <table:table-cell office:value-type="string">
            <text:p>117</text:p>
          </table:table-cell>
          <table:table-cell office:value-type="string">
            <text:p>BNq89qkpln99ml72nhb383ud8qsv4cor6i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BN</text:p>
          </table:table-cell>
          <table:table-cell office:value-type="string">
            <text:p>PROVAMES</text:p>
          </table:table-cell>
          <table:table-cell office:value-type="string">
            <text:p>provames</text:p>
          </table:table-cell>
          <table:table-cell office:value-type="float" office:value="1">
            <text:p>1</text:p>
          </table:table-cell>
          <table:table-cell office:value-type="string">
            <text:p>mésusage d'indication</text:p>
          </table:table-cell>
          <table:table-cell office:value-type="float" office:value="0">
            <text:p>0</text:p>
          </table:table-cell>
          <table:table-cell/>
          <table:table-cell office:value-type="string">
            <text:p>THS déficit oestrogènes femmes ménopausées / Prévention de l'ostéoporose post-ménopausique chez les femmes ayant un risque accru de fracture ostéoporotique et présentant une intolérance ou une contre-indication aux autres traitements indiqués dans la prévention de l'ostéoporose /</text:p>
            <text:p/>
          </table:table-cell>
          <table:table-cell table:style-name="ce7" office:value-type="string">
            <text:p>· chez les patients atteints d’une insuffisance hépatique modérée ou sévère (voir rubrique 5.2).</text:p>
          </table:table-cell>
          <table:table-cell office:value-type="string">
            <text:p>Posts 5 &amp; 6 =&gt; pour pb autre qu'indications, en assoc avec androcur, notamment pr SOPK / virilité</text:p>
            <text:p>Post 10 =&gt; mettre les ovaires au repos, en assoc avec androcur</text:p>
          </table:table-cell>
          <table:table-cell table:number-columns-repeated="1007"/>
        </table:table-row>
        <table:table-row table:style-name="ro5">
          <table:table-cell office:value-type="string">
            <text:p>171</text:p>
          </table:table-cell>
          <table:table-cell office:value-type="string">
            <text:p>substance200311</text:p>
          </table:table-cell>
          <table:table-cell office:value-type="float" office:value="135">
            <text:p>13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FALSE</text:p>
          </table:table-cell>
          <table:table-cell office:value-type="float" office:value="0">
            <text:p>0</text:p>
          </table:table-cell>
          <table:table-cell office:value-type="string">
            <text:p>IN</text:p>
          </table:table-cell>
          <table:table-cell office:value-type="string">
            <text:p>MAGNÃ‰SIUM</text:p>
          </table:table-cell>
          <table:table-cell office:value-type="string">
            <text:p>magnesium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b de nom de médicament car organique de base</text:p>
          </table:table-cell>
          <table:table-cell/>
          <table:table-cell table:style-name="ce7" office:value-type="string">
            <text:p>· chez les patients ayant un allongement connu des intervalles de conduction cardiaque, notamment de l'intervalle QTc, les patients présentant des troubles électrolytiques importants ou des maladies cardiaques sous-jacentes telles qu'une insuffisance cardiaque congestive (voir rubrique 4.4).</text:p>
          </table:table-cell>
          <table:table-cell table:number-columns-repeated="1008"/>
        </table:table-row>
        <table:table-row table:style-name="ro7">
          <table:table-cell table:number-columns-repeated="15"/>
          <table:table-cell table:style-name="ce7" office:value-type="string">
            <text:p>· administration concomitante avec les médicaments qui allongent l'intervalle QT, à l’exception de l’apomorphine (voir les rubriques 4.4 et 4.5).</text:p>
          </table:table-cell>
          <table:table-cell table:number-columns-repeated="1008"/>
        </table:table-row>
        <table:table-row table:style-name="ro7">
          <table:table-cell table:number-columns-repeated="15"/>
          <table:table-cell table:style-name="ce7" office:value-type="string">
            <text:p>· administration concomitante avec les inhibiteurs puissants du CYP3A4 (quels que soient leurs effets d'allongement de l'intervalle QT) (voir rubrique 4.5).</text:p>
          </table:table-cell>
          <table:table-cell table:number-columns-repeated="1008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range table:name="_Toc142278919" table:base-cell-address="$signal2.$N$117" table:cell-range-address="$signal2.$P$116"/>
        <table:named-range table:name="_Toc142278917" table:base-cell-address="$signal2.$O$113" table:cell-range-address="$signal2.$O$113"/>
      </table:named-expressions>
      <table:database-ranges>
        <table:database-range table:name="__Anonymous_Sheet_DB__1" table:target-range-address="signal2.B1:signal2.O117" table:display-filter-buttons="true"/>
        <table:database-range table:name="__Anonymous_Sheet_DB__2" table:target-range-address="signal2.B1:signal2.Q1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2">22/08/2018</text:date>, <text:time>16:2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ignal2" style:display-name="PageStyle_signal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2T16:29:53.11</dc:date>
    <dc:creator>Louis Billiet</dc:creator>
    <meta:generator>OpenOffice/4.1.5$Win32 OpenOffice.org_project/415m1$Build-9789</meta:generator>
    <meta:editing-duration>PT5H56M32S</meta:editing-duration>
    <meta:editing-cycles>5</meta:editing-cycles>
    <meta:document-statistic meta:table-count="1" meta:cell-count="1226" meta:object-count="0"/>
  </office:meta>
</office:document-meta>
</file>